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style:use-window-font-color="true" style:font-name="Courier New" fo:font-size="9pt" fo:language="pl" fo:country="PL" style:font-size-asian="9pt" style:font-size-complex="9pt"/>
    </style:style>
    <style:style style:name="P2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urier New" fo:font-size="9pt" fo:language="pl" fo:country="PL" style:font-size-asian="9pt" style:font-size-complex="9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urier New" fo:font-size="9pt" fo:language="pl" fo:country="PL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list-style-name="L1">
      <style:text-properties style:font-name="Times New Roman" fo:font-size="12pt" fo:language="pl" fo:country="PL" style:font-size-asian="12pt" style:font-size-complex="12pt"/>
    </style:style>
    <style:style style:name="P5" style:family="paragraph" style:parent-style-name="Standard" style:list-style-name="L2">
      <style:text-properties style:font-name="Times New Roman" fo:language="pl" fo:country="PL" fo:font-weight="normal" style:font-weight-asian="normal" style:font-weight-complex="normal"/>
    </style:style>
    <style:style style:name="P6" style:family="paragraph" style:parent-style-name="Standard">
      <style:text-properties fo:font-size="14pt" fo:language="pl" fo:country="P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language="pl" fo:country="P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pl" fo:country="P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text-properties fo:language="pl" fo:country="PL" fo:font-weight="bold" style:font-weight-asian="bold" style:font-weight-complex="bold"/>
    </style:style>
    <style:style style:name="P12" style:family="paragraph" style:parent-style-name="Standard" style:list-style-name="L1">
      <style:text-properties fo:language="pl" fo:country="PL" fo:font-weight="normal" style:font-weight-asian="normal" style:font-weight-complex="normal"/>
    </style:style>
    <style:style style:name="P13" style:family="paragraph" style:parent-style-name="Standard" style:list-style-name="L2">
      <style:text-properties fo:language="pl" fo:country="PL" fo:font-weight="normal" style:font-weight-asian="normal" style:font-weight-complex="normal"/>
    </style:style>
    <style:style style:name="P14" style:family="paragraph" style:parent-style-name="Standard" style:list-style-name="L1">
      <style:text-properties fo:language="pl" fo:country="PL"/>
    </style:style>
    <style:style style:name="P15" style:family="paragraph" style:parent-style-name="Standard" style:list-style-name="L3">
      <style:text-properties fo:language="pl" fo:country="PL"/>
    </style:style>
    <style:style style:name="P16" style:family="paragraph" style:parent-style-name="Standard" style:list-style-name="L4">
      <style:text-properties fo:language="pl" fo:country="PL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.499cm" fo:background-color="transparent">
        <style:background-image/>
      </style:paragraph-properties>
      <style:text-properties style:use-window-font-color="true" style:font-name="Times New Roman" fo:font-size="12pt" fo:language="pl" fo:country="P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top="0cm" fo:margin-bottom="0.499cm" fo:background-color="transparent">
        <style:background-image/>
      </style:paragraph-properties>
      <style:text-properties style:use-window-font-color="true" style:font-name="Times New Roman"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.499cm" fo:background-color="transparent">
        <style:background-image/>
      </style:paragraph-properties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 fo:font-size="10.5pt" style:font-size-asian="10.5pt" style:font-size-complex="10.5pt"/>
    </style:style>
    <style:style style:name="T3" style:family="text">
      <style:text-properties style:font-name="Courier New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Courier New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style:font-name="Courier New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Courier Ne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66d9ef" style:font-name="Courier New1" fo:font-style="italic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0.5pt" style:font-size-asian="10.5pt" style:font-size-complex="10.5pt"/>
    </style:style>
    <style:style style:name="T21" style:family="text">
      <style:text-properties style:font-name="Courier New" fo:font-size="10.5pt" fo:font-style="italic" style:font-size-asian="10.5pt" style:font-style-asian="italic" style:font-size-complex="10.5pt" style:font-style-complex="italic"/>
    </style:style>
    <style:style style:name="T22" style:family="text">
      <style:text-properties style:use-window-font-color="true" style:font-name="Times New Roman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language="pl" fo:country="PL"/>
    </style:style>
    <style:style style:name="T27" style:family="text">
      <style:text-properties fo:language="pl" fo:country="PL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omunikacja sieciowa i tworzenie interfejsu tekstowego<text:line-break/>w języku Python <text:span text:style-name="T16">–</text:span> zadania</text:p>
      <text:p text:style-name="P6"/>
      <text:p text:style-name="P6">Część 1 – komunikacja sieciowa (socket)</text:p>
      <text:p text:style-name="P10"/>
      <text:p text:style-name="P11">zad. 1 – Prosty serwer</text:p>
      <text:p text:style-name="P11"/>
      <text:list xml:id="list8429356847673575158" text:style-name="L1">
        <text:list-item>
          <text:p text:style-name="P12">Utwórz obiekt klasy <text:span text:style-name="T2">socket</text:span> (z modułu <text:span text:style-name="T2">socket</text:span>). W konstruktorze podaj następujące argumenty: <text:s/><text:span text:style-name="T2">socket.AF_INET, socket.SOCK_STREAM</text:span>. Pierwszy z nich wskazuje, że będziemy korzystać z protokołu IP w wersji 4. Drugi określa typ gniazda jako gniazdo strumieniowe (wykorzystywane przez TCP).</text:p>
        </text:list-item>
        <text:list-item>
          <text:p text:style-name="P14"><text:span text:style-name="T1">Wywołaj na utworzonym sockecie metodę </text:span><text:span text:style-name="T5">bind((</text:span><text:span text:style-name="T3">ip, port</text:span><text:span text:style-name="T5">))</text:span><text:span text:style-name="T8">. Dowiąże ona nasz socket do konkretnego adresu IP i portu urządzenia. W miejsce </text:span><text:span text:style-name="T3">ip</text:span><text:span text:style-name="T8"> wstaw adres loopback (127.0.0.1) jeśli chcesz testować działanie programu tylko w obrębie tego urządzenia lub <text:s/>adres interfejsu sieciowego, jeśli chcesz przetestować połączenie z innym urządzeniem (adres wpisz jako </text:span><text:span text:style-name="T6">string</text:span><text:span text:style-name="T8">). Jako </text:span><text:span text:style-name="T3">port</text:span><text:span text:style-name="T8"> możesz podać dowolną liczbę z zakresu </text:span><text:span text:style-name="T5">1024-</text:span><text:span text:style-name="T2">65535</text:span><text:span text:style-name="T7">. (</text:span><text:span text:style-name="T2">bind() </text:span><text:span text:style-name="T7">jako argument przyjmuje krotkę!)</text:span></text:p>
        </text:list-item>
        <text:list-item>
          <text:p text:style-name="P14"><text:span text:style-name="T7">Wywołaj na sockecie metodę </text:span><text:span text:style-name="T2">listen()</text:span><text:span text:style-name="T9">. Jako argument przyjmuje ona maksymalną dopuszczalną ilość niezaakceptowanych połączeń zanim system zacznie odrzucać kolejne. Będziemy chcieli obsługiwać tylko jednego klienta, więc możemy wpisać </text:span><text:span text:style-name="T2">1</text:span><text:span text:style-name="T9">.</text:span></text:p>
        </text:list-item>
        <text:list-item>
          <text:p text:style-name="P4">Wywołaj na sokcecie metodę accept(). Spowoduje ona zatrzymanie programu w oczekiwaniu na nawiązanie połączenia przez klienta, a gdy to nastąpi zwróci dwuelementową krotkę. Pierwszy element krotki to socket klienta – będziemy z niego korzystać przy wysyłaniu i odbieraniu danych. Drugi to adres klienta. Zapisz elementy krotki do zmiennych.</text:p>
        </text:list-item>
        <text:list-item>
          <text:p text:style-name="P14"><text:span text:style-name="T9">Wywołaj na sokcecie klienta metodę </text:span><text:span text:style-name="T2">recv(4096)</text:span><text:span text:style-name="T9"> (argument pozwala określić liczbę bajtów do odebrania). Ta instrukcja spowoduje zatrzymanie programu w oczekiwaniu na przybycie danych od klienta, a po ich przybyciu zwróci je. Zapisz odebrane dane do zmiennej.</text:span></text:p>
        </text:list-item>
        <text:list-item>
          <text:p text:style-name="P14"><text:span text:style-name="T9">Odebrane dane są obiektem typu </text:span><text:span text:style-name="T2">bytes</text:span><text:span text:style-name="T9">, należy je więc odkodować (metoda </text:span><text:span text:style-name="T2">decode()</text:span><text:span text:style-name="T9">). (Domyślnie metody </text:span><text:span text:style-name="T2">encode()</text:span><text:span text:style-name="T9"> i </text:span><text:span text:style-name="T2">decode()</text:span><text:span text:style-name="T9"> korzystają z kodowania utf-8). <text:s/>Po odkodowaniu dane to po prostu string.</text:span></text:p>
        </text:list-item>
        <text:list-item>
          <text:p text:style-name="P4">Dane, które odeślemy do klienta niech będą danymi które nam wysłał, przerobionymi w jakiś sposób (np. odwróć kolejność znaków, dopisz coś do wiadomości...).</text:p>
        </text:list-item>
        <text:list-item>
          <text:p text:style-name="P14"><text:span text:style-name="T9">Wyślij "przetworzone" i zakodowane dane do klienta metodą </text:span><text:span text:style-name="T2">sendall()</text:span><text:span text:style-name="T9">.</text:span></text:p>
        </text:list-item>
        <text:list-item>
          <text:p text:style-name="P14"><text:span text:style-name="T9">Instrukcje z punktów 5-8 umieść w nieskończonej pętli. Całą pętlę umieść z kolei w bloku </text:span><text:span text:style-name="T2">try</text:span><text:span text:style-name="T9">.</text:span></text:p>
        </text:list-item>
        <text:list-item>
          <text:p text:style-name="P4">Utwórz blok <text:span text:style-name="T2">except KeyboardInterrupt</text:span>. Zamknij w nim sokcet klienta, a następnie socket serwera metodą <text:span text:style-name="T2">close()</text:span>.</text:p>
        </text:list-item>
        <text:list-item>
          <text:p text:style-name="P4">Utwórz blok <text:span text:style-name="T2">finally</text:span>. Zamknij sockety analogicznie do pkt. 10.</text:p>
        </text:list-item>
      </text:list>
      <text:p text:style-name="P10"/>
      <text:p text:style-name="P11">zad. 2 – Prosty klient</text:p>
      <text:p text:style-name="P11"/>
      <text:list xml:id="list8817074005658215688" text:style-name="L2">
        <text:list-item>
          <text:p text:style-name="P13"><text:span text:style-name="T7">Utwórz obiekt klasy </text:span><text:span text:style-name="T2">socket </text:span><text:span text:style-name="T9">(analogicznie do zad. 1.1).</text:span></text:p>
        </text:list-item>
        <text:list-item>
          <text:p text:style-name="P13">Wywołaj na utworzonym sockecie metodę <text:span text:style-name="T2">connect((</text:span><text:span text:style-name="T4">ip, port</text:span><text:span text:style-name="T2">))</text:span><text:span text:style-name="T7">. Posłuży ona do nawiązania połączenia z serwerem o podanym adresie IP na podanym porcie. Wpisz adres i port serwera z którym chcesz się połączyć (z zad. 1.).</text:span></text:p>
        </text:list-item>
        <text:list-item>
          <text:p text:style-name="P5">Wyślij do serwera dane wprowadzone przez użytkownika.</text:p>
        </text:list-item>
        <text:list-item>
          <text:p text:style-name="P5">Odbierz i wyświetl odpowiedź od serwera.</text:p>
        </text:list-item>
        <text:list-item>
          <text:p text:style-name="P5"><text:span text:style-name="T13">Instrukcje z punktów 3-4 umieść w nieskończonej pętli. Całą pętlę umieść z kolei w bloku </text:span><text:span text:style-name="T2">try</text:span><text:span text:style-name="T13">. Utwórz bloki </text:span><text:span text:style-name="T2">except</text:span><text:span text:style-name="T13"> i </text:span><text:span text:style-name="T2">finally</text:span><text:span text:style-name="T13"> analogicznie do zad. 1.</text:span></text:p>
        </text:list-item>
      </text:list>
      <text:p text:style-name="P11"/>
      <text:p text:style-name="P11"><text:soft-page-break/>zad. 3 – Testowanie komunikacji</text:p>
      <text:p text:style-name="P11"/>
      <text:list xml:id="list2117771248374657176" text:style-name="L3">
        <text:list-item>
          <text:p text:style-name="P15"><text:span text:style-name="T10">Przetestuj działanie serwera i klienta lokalnie na swoim komputerze lub połącz się z serwerem/klientem napisanym przez innego uczestnika zajęć.</text:span></text:p>
        </text:list-item>
      </text:list>
      <text:p text:style-name="P11"/>
      <text:p text:style-name="P6">Część 2 – tworzenie interfejsu tekstowego (npyscreen)</text:p>
      <text:p text:style-name="P6"/>
      <text:p text:style-name="P7">Do wykonania poniższych zadań konieczne będzie zainstalowanie modułu <text:span text:style-name="T2">npyscreen</text:span> (<text:span text:style-name="T2">pip install npyscreen</text:span>). W przypadku systemu Windows potrzebny będzie też moduł<text:line-break/><text:span text:style-name="T2">windows-curses</text:span>.</text:p>
      <text:p text:style-name="P7"/>
      <text:p text:style-name="P10"><text:span text:style-name="T14">zad. 4 – Tworzenie klasy formularza</text:span></text:p>
      <text:p text:style-name="P10"><text:span text:style-name="T12"/></text:p>
      <text:p text:style-name="P10"><text:span text:style-name="T11">Utwórz swoją klasę formularza w oparciu o poniższy kod:</text:span></text:p>
      <text:list xml:id="list7554959171845480149" text:style-name="L4">
        <text:list-header>
          <text:p text:style-name="P16"><text:span text:style-name="T17"/></text:p>
        </text:list-header>
      </text:list>
      <text:p text:style-name="P2"><text:span text:style-name="T15">class </text:span><text:span text:style-name="T23">MyForm</text:span>(npyscreen.Form):</text:p>
      <text:p text:style-name="P2"><text:s text:c="4"/><text:span text:style-name="T15">def </text:span>create(self):</text:p>
      <text:p text:style-name="P2"><text:s text:c="8"/>self.myText = self.add(npyscreen.Textfield, editable=<text:span text:style-name="T15">False</text:span>, value="spam! "*8)</text:p>
      <text:p text:style-name="P2"><text:s text:c="4"/></text:p>
      <text:p text:style-name="P2"><text:s text:c="4"/><text:span text:style-name="T15">def </text:span>afterEditing(self):</text:p>
      <text:p text:style-name="P1"><text:s text:c="8"/>self.parentApp.setNextForm(<text:span text:style-name="T15">None</text:span>)</text:p>
      <text:p text:style-name="P18">W metodzie<text:span text:style-name="T2"> create()</text:span> dodajemy do formularza widgety. Jako pierwszy argument metody <text:span text:style-name="T2">add()</text:span> podajemy rodzaj widgetu do utworzenia, zaś kolejne argumenty (keyword arguments) pozwalają określić dodatkowe cechy widgetu. Metoda <text:span text:style-name="T2">afterEditing()</text:span> decyduje o tym jaki kolejny formularz zostanie wyświetlony po zamknięciu obecnego. <text:s/><text:span text:style-name="T4">None</text:span> jako argument metody <text:span text:style-name="T2">setNextForm()</text:span><text:span text:style-name="T18"> </text:span>oznacza, że po zamknięciu formularza aplikacja zakończy działanie.</text:p>
      <text:p text:style-name="P17"><text:span text:style-name="T26">Umieść w swoim formularzu kilka różnych widgetów. Informacje o różnych widgetach i dostępnych argumentach znajdziesz w dokumentacji npyscreen: </text:span><text:a xlink:type="simple" xlink:href="https://npyscreen.readthedocs.io/" text:style-name="Internet_20_link" text:visited-style-name="Visited_20_Internet_20_Link">https://npyscreen.readthedocs.io/</text:a><text:span text:style-name="T26"> Możesz poeksperymentować też z różnymi klasami formularzy.</text:span></text:p>
      <text:p text:style-name="P8"/>
      <text:p text:style-name="P8">zad. 5 – Tworzenie klasy aplikacji</text:p>
      <text:p text:style-name="P8"/>
      <text:p text:style-name="P7">Klasa aplikacji powinna zawierać w metodzie <text:span text:style-name="T2">onStart()</text:span> wszystkie formularze których chcemy użyć. Przy uruchomieniu aplikacji wyświetli się formularz z id <text:span text:style-name="T2">'MAIN'</text:span>. Skorzystaj z poniższej klasy aplikacji:</text:p>
      <text:p text:style-name="P7"/>
      <text:p text:style-name="P3"><text:span text:style-name="T15">class </text:span>MyApplication(npyscreen.NPSAppManaged):</text:p>
      <text:p text:style-name="P2"><text:s text:c="4"/><text:span text:style-name="T15">def </text:span>onStart(self):</text:p>
      <text:p text:style-name="P1"><text:s text:c="8"/>self.addForm('MAIN', MyForm, name="my beautiful TUI")</text:p>
      <text:p text:style-name="P19">zad. 6 – Uruchomienie aplikacji</text:p>
      <text:p text:style-name="P20">Aby uruchomić TUI należy utworzyć obiekt klasy <text:span text:style-name="T2">MyApplication</text:span> i wywołać na nim metodę <text:span text:style-name="T2">run()</text:span>. Pamiętaj, że programy oparte o <text:span text:style-name="T2">npyscreen</text:span> należy uruchamiać z konsoli (TUI utworzy się w konsoli), uruchomienie z poziomu IDE raczej się nie uda.</text:p>
      <text:p text:style-name="P8"/>
      <text:p text:style-name="P6"/>
      <text:p text:style-name="P6"/>
      <text:p text:style-name="P6"/>
      <text:p text:style-name="P6"/>
      <text:p text:style-name="P6"/>
      <text:p text:style-name="P6"><text:soft-page-break/>Część 3 – połączenie informacji z poprzednich części – (klient sieciowy z TUI)</text:p>
      <text:p text:style-name="P6"/>
      <text:p text:style-name="P19">zad. 7 – Klient sieciowy z TUI</text:p>
      <text:p text:style-name="P21"><text:span text:style-name="T22">Dla aplikacji klienta z zad. 2 utwórz interfejs tekstowy, który umożliwi wprowadzanie danych i będzie wyświetlał odpowiedzi od serwe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M49S</meta:editing-duration>
    <meta:editing-cycles>26</meta:editing-cycles>
    <meta:generator>OpenOffice/4.1.3$Win32 OpenOffice.org_project/413m1$Build-9783</meta:generator>
    <dc:date>2019-06-10T05:02:16.21</dc:date>
    <meta:document-statistic meta:table-count="0" meta:image-count="0" meta:object-count="0" meta:page-count="3" meta:paragraph-count="44" meta:word-count="719" meta:character-count="5190"/>
    <meta:user-defined meta:name="Info 1"/>
    <meta:user-defined meta:name="Info 2"/>
    <meta:user-defined meta:name="Info 3"/>
    <meta:user-defined meta:name="Info 4"/>
  </office:meta>
</office:document-meta>
</file>